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sans-serif" svg:font-family="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list-style-name="LFO2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list-style-name="LFO2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list-style-name="LFO3" style:family="paragraph"/>
    <style:style style:name="T32" style:parent-style-name="Fuentedepárrafopredeter." style:family="text">
      <style:text-properties fo:font-size="11pt" style:font-size-asian="11pt" style:font-size-complex="11pt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35" style:parent-style-name="Standard" style:list-style-name="LFO3" style:family="paragraph"/>
    <style:style style:name="T36" style:parent-style-name="Fuentedepárrafopredeter." style:family="text">
      <style:text-properties fo:font-size="11pt" style:font-size-asian="11pt" style:font-size-complex="11pt"/>
    </style:style>
    <style:style style:name="T3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38" style:parent-style-name="Standard" style:list-style-name="LFO3" style:family="paragraph"/>
    <style:style style:name="T39" style:parent-style-name="Fuentedepárrafopredeter." style:family="text">
      <style:text-properties fo:font-size="11pt" style:font-size-asian="11pt" style:font-size-complex="11pt"/>
    </style:style>
    <style:style style:name="T4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Fuentedepárrafopredeter." style:family="text">
      <style:text-properties fo:font-size="11pt" style:font-size-asian="11pt" style:font-size-complex="11pt"/>
    </style:style>
    <style:style style:name="T4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4" style:parent-style-name="Standard" style:list-style-name="LFO3" style:family="paragraph"/>
    <style:style style:name="T45" style:parent-style-name="Fuentedepárrafopredeter." style:family="text">
      <style:text-properties fo:font-size="11pt" style:font-size-asian="11pt" style:font-size-complex="11pt"/>
    </style:style>
    <style:style style:name="T46" style:parent-style-name="Fuentedepárrafopredeter." style:family="text">
      <style:text-properties fo:font-size="11pt" style:font-size-asian="11pt" style:font-size-complex="11pt"/>
    </style:style>
    <style:style style:name="T4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49" style:parent-style-name="Standard" style:family="paragraph">
      <style:text-properties style:font-name="sans-serif" fo:font-size="9.5pt" style:font-size-asian="9.5pt"/>
    </style:style>
    <style:style style:name="T50" style:parent-style-name="Fuentedepárrafopredeter." style:family="text">
      <style:text-properties style:font-name="sans-serif" fo:font-size="9.5pt" style:font-size-asian="9.5pt" fo:background-color="#FFFF00"/>
    </style:style>
    <style:style style:name="T51" style:parent-style-name="Fuentedepárrafopredeter." style:family="text">
      <style:text-properties style:font-name="sans-serif" fo:font-size="9.5pt" style:font-size-asian="9.5pt" fo:background-color="#FFFF00"/>
    </style:style>
    <style:style style:name="P52" style:parent-style-name="Standard" style:family="paragraph">
      <style:text-properties style:font-name="sans-serif" fo:font-size="9.5pt" style:font-size-asian="9.5pt"/>
    </style:style>
    <style:style style:name="P53" style:parent-style-name="Standard" style:family="paragraph">
      <style:text-properties style:font-name="sans-serif" fo:font-size="9.5pt" style:font-size-asian="9.5pt"/>
    </style:style>
    <style:style style:name="P54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55" style:parent-style-name="Fuentedepárrafopredeter." style:family="text">
      <style:text-properties style:font-name="sans-serif" fo:font-size="9.5pt" style:font-size-asian="9.5pt" fo:background-color="#FFFF00"/>
    </style:style>
    <style:style style:name="T56" style:parent-style-name="Fuentedepárrafopredeter." style:family="text">
      <style:text-properties style:font-name="sans-serif" fo:font-size="9.5pt" style:font-size-asian="9.5pt" fo:background-color="#FFFF00"/>
    </style:style>
    <style:style style:name="P57" style:parent-style-name="Standard" style:family="paragraph">
      <style:text-properties style:font-name="sans-serif" fo:font-size="9.5pt" style:font-size-asian="9.5pt"/>
    </style:style>
    <style:style style:name="P58" style:parent-style-name="Standard" style:family="paragraph">
      <style:text-properties style:font-name="sans-serif" fo:font-size="9.5pt" style:font-size-asian="9.5pt"/>
    </style:style>
    <style:style style:name="P59" style:parent-style-name="Standard" style:family="paragraph">
      <style:text-properties style:font-name="sans-serif" fo:font-size="9.5pt" style:font-size-asian="9.5pt"/>
    </style:style>
    <style:style style:name="P60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61" style:parent-style-name="Fuentedepárrafopredeter." style:family="text">
      <style:text-properties style:font-name="sans-serif" fo:font-size="9.5pt" style:font-size-asian="9.5pt" fo:background-color="#FFFF00"/>
    </style:style>
    <style:style style:name="T62" style:parent-style-name="Fuentedepárrafopredeter." style:family="text">
      <style:text-properties style:font-name="sans-serif" fo:font-size="9.5pt" style:font-size-asian="9.5pt" fo:background-color="#FFFF00"/>
    </style:style>
    <style:style style:name="P63" style:parent-style-name="Standard" style:family="paragraph">
      <style:text-properties style:font-name="sans-serif" fo:font-size="9.5pt" style:font-size-asian="9.5pt"/>
    </style:style>
    <style:style style:name="P64" style:parent-style-name="Standard" style:family="paragraph">
      <style:text-properties style:font-name="sans-serif" fo:font-size="9.5pt" style:font-size-asian="9.5pt"/>
    </style:style>
    <style:style style:name="P65" style:parent-style-name="Standard" style:family="paragraph">
      <style:text-properties style:font-name="sans-serif" fo:font-size="9.5pt" style:font-size-asian="9.5pt"/>
    </style:style>
    <style:style style:name="P66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67" style:parent-style-name="Standard" style:family="paragraph">
      <style:text-properties style:font-name="sans-serif" fo:font-size="9.5pt" style:font-size-asian="9.5pt"/>
    </style:style>
    <style:style style:name="P68" style:parent-style-name="Standard" style:family="paragraph">
      <style:text-properties style:font-name="sans-serif" fo:font-size="9.5pt" style:font-size-asian="9.5pt"/>
    </style:style>
    <style:style style:name="T69" style:parent-style-name="Fuentedepárrafopredeter." style:family="text">
      <style:text-properties style:font-name="sans-serif" fo:font-size="9.5pt" style:font-size-asian="9.5pt" fo:background-color="#FFFF00"/>
    </style:style>
    <style:style style:name="P70" style:parent-style-name="Standard" style:family="paragraph">
      <style:text-properties style:font-name="sans-serif" fo:font-size="9.5pt" style:font-size-asian="9.5pt"/>
    </style:style>
    <style:style style:name="P71" style:parent-style-name="Standard" style:family="paragraph">
      <style:text-properties style:font-name="sans-serif" fo:font-size="9.5pt" style:font-size-asian="9.5pt"/>
    </style:style>
    <style:style style:name="P72" style:parent-style-name="Standard" style:family="paragraph">
      <style:text-properties style:font-name="sans-serif" fo:font-size="9.5pt" style:font-size-asian="9.5pt"/>
    </style:style>
    <style:style style:name="P73" style:parent-style-name="Standard" style:family="paragraph">
      <style:text-properties style:font-name="sans-serif" fo:font-size="9.5pt" style:font-size-asian="9.5pt"/>
    </style:style>
    <style:style style:name="P74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75" style:parent-style-name="Standard" style:family="paragraph">
      <style:text-properties style:font-name="sans-serif" fo:font-size="9.5pt" style:font-size-asian="9.5pt"/>
    </style:style>
    <style:style style:name="P76" style:parent-style-name="Standard" style:family="paragraph">
      <style:text-properties style:font-name="sans-serif" fo:font-size="9.5pt" style:font-size-asian="9.5pt"/>
    </style:style>
    <style:style style:name="T77" style:parent-style-name="Fuentedepárrafopredeter." style:family="text">
      <style:text-properties style:font-name="sans-serif" fo:font-size="9.5pt" style:font-size-asian="9.5pt" fo:background-color="#FFFF00"/>
    </style:style>
    <style:style style:name="P78" style:parent-style-name="Standard" style:family="paragraph">
      <style:text-properties style:font-name="sans-serif" fo:font-size="9.5pt" style:font-size-asian="9.5pt"/>
    </style:style>
    <style:style style:name="P79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80" style:parent-style-name="Standard" style:family="paragraph">
      <style:text-properties style:font-name="sans-serif" fo:font-size="9.5pt" style:font-size-asian="9.5pt"/>
    </style:style>
    <style:style style:name="P81" style:parent-style-name="Standard" style:family="paragraph">
      <style:text-properties style:font-name="sans-serif" fo:font-size="9.5pt" style:font-size-asian="9.5pt"/>
    </style:style>
    <style:style style:name="T82" style:parent-style-name="Fuentedepárrafopredeter." style:family="text">
      <style:text-properties style:font-name="sans-serif" fo:font-size="9.5pt" style:font-size-asian="9.5pt" fo:background-color="#FFFF00"/>
    </style:style>
    <style:style style:name="P83" style:parent-style-name="Standard" style:family="paragraph">
      <style:text-properties style:font-name="sans-serif" fo:font-size="9.5pt" style:font-size-asian="9.5pt"/>
    </style:style>
    <style:style style:name="P84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85" style:parent-style-name="Standard" style:family="paragraph">
      <style:text-properties style:font-name="sans-serif" fo:font-size="9.5pt" style:font-size-asian="9.5pt"/>
    </style:style>
    <style:style style:name="T86" style:parent-style-name="Fuentedepárrafopredeter." style:family="text">
      <style:text-properties style:font-name="sans-serif" fo:font-size="9.5pt" style:font-size-asian="9.5pt" fo:background-color="#FFFF00"/>
    </style:style>
    <style:style style:name="P87" style:parent-style-name="Standard" style:family="paragraph">
      <style:text-properties style:font-name="sans-serif" fo:font-size="9.5pt" style:font-size-asian="9.5pt"/>
    </style:style>
    <style:style style:name="P88" style:parent-style-name="Standard" style:family="paragraph">
      <style:text-properties style:font-name="sans-serif" fo:font-size="9.5pt" style:font-size-asian="9.5pt"/>
    </style:style>
    <style:style style:name="P89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90" style:parent-style-name="Standard" style:family="paragraph">
      <style:text-properties style:font-name="sans-serif" fo:font-size="9.5pt" style:font-size-asian="9.5pt"/>
    </style:style>
    <style:style style:name="P91" style:parent-style-name="Standard" style:family="paragraph">
      <style:text-properties style:font-name="sans-serif" fo:font-size="9.5pt" style:font-size-asian="9.5pt"/>
    </style:style>
    <style:style style:name="T92" style:parent-style-name="Fuentedepárrafopredeter." style:family="text">
      <style:text-properties style:font-name="sans-serif" fo:font-size="9.5pt" style:font-size-asian="9.5pt" fo:background-color="#FFFF00"/>
    </style:style>
    <style:style style:name="T93" style:parent-style-name="Fuentedepárrafopredeter." style:family="text">
      <style:text-properties style:font-name="sans-serif" fo:font-size="9.5pt" style:font-size-asian="9.5pt" fo:background-color="#FFFF00"/>
    </style:style>
    <style:style style:name="P94" style:parent-style-name="Standard" style:family="paragraph">
      <style:text-properties style:font-name="sans-serif" fo:font-size="9.5pt" style:font-size-asian="9.5pt"/>
    </style:style>
    <style:style style:name="P95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96" style:parent-style-name="Standard" style:family="paragraph">
      <style:text-properties style:font-name="sans-serif" fo:font-size="9.5pt" style:font-size-asian="9.5pt"/>
    </style:style>
    <style:style style:name="P97" style:parent-style-name="Standard" style:family="paragraph">
      <style:text-properties style:font-name="sans-serif" fo:font-size="9.5pt" style:font-size-asian="9.5pt"/>
    </style:style>
    <style:style style:name="T98" style:parent-style-name="Fuentedepárrafopredeter." style:family="text">
      <style:text-properties style:font-name="sans-serif" fo:font-size="9.5pt" style:font-size-asian="9.5pt" fo:background-color="#FFFF00"/>
    </style:style>
    <style:style style:name="T99" style:parent-style-name="Fuentedepárrafopredeter." style:family="text">
      <style:text-properties style:font-name="sans-serif" fo:font-size="9.5pt" style:font-size-asian="9.5pt" fo:background-color="#FFFF00"/>
    </style:style>
    <style:style style:name="P100" style:parent-style-name="Standard" style:family="paragraph">
      <style:text-properties style:font-name="sans-serif" fo:font-size="9.5pt" style:font-size-asian="9.5pt"/>
    </style:style>
    <style:style style:name="P101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102" style:parent-style-name="Standard" style:family="paragraph">
      <style:text-properties style:font-name="sans-serif" fo:font-size="9.5pt" style:font-size-asian="9.5pt"/>
    </style:style>
    <style:style style:name="P103" style:parent-style-name="Standard" style:family="paragraph">
      <style:text-properties style:font-name="sans-serif" fo:font-size="9.5pt" style:font-size-asian="9.5pt"/>
    </style:style>
    <style:style style:name="T104" style:parent-style-name="Fuentedepárrafopredeter." style:family="text">
      <style:text-properties style:font-name="sans-serif" fo:font-size="9.5pt" style:font-size-asian="9.5pt" fo:background-color="#FFFF00"/>
    </style:style>
    <style:style style:name="P105" style:parent-style-name="Standard" style:family="paragraph">
      <style:text-properties style:font-name="sans-serif" fo:font-size="9.5pt" style:font-size-asian="9.5pt"/>
    </style:style>
    <style:style style:name="P106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107" style:parent-style-name="Standard" style:family="paragraph">
      <style:text-properties style:font-name="sans-serif" fo:font-size="9.5pt" style:font-size-asian="9.5pt"/>
    </style:style>
    <style:style style:name="T108" style:parent-style-name="Fuentedepárrafopredeter." style:family="text">
      <style:text-properties style:font-name="sans-serif" fo:font-size="9.5pt" style:font-size-asian="9.5pt" fo:background-color="#FFFF00"/>
    </style:style>
    <style:style style:name="P109" style:parent-style-name="Standard" style:family="paragraph">
      <style:text-properties style:font-name="sans-serif" fo:font-size="9.5pt" style:font-size-asian="9.5pt"/>
    </style:style>
    <style:style style:name="P110" style:parent-style-name="Standard" style:family="paragraph">
      <style:text-properties style:font-name="sans-serif" fo:font-size="9.5pt" style:font-size-asian="9.5pt"/>
    </style:style>
    <style:style style:name="P111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T112" style:parent-style-name="Fuentedepárrafopredeter." style:family="text">
      <style:text-properties style:font-name="sans-serif" fo:font-size="9.5pt" style:font-size-asian="9.5pt" fo:background-color="#FFFF00"/>
    </style:style>
    <style:style style:name="T113" style:parent-style-name="Fuentedepárrafopredeter." style:family="text">
      <style:text-properties style:font-name="sans-serif" fo:font-size="9.5pt" style:font-size-asian="9.5pt"/>
    </style:style>
    <style:style style:name="P114" style:parent-style-name="Standard" style:family="paragraph">
      <style:text-properties style:font-name="sans-serif" fo:font-size="9.5pt" style:font-size-asian="9.5pt"/>
    </style:style>
    <style:style style:name="P115" style:parent-style-name="Standard" style:family="paragraph">
      <style:text-properties style:font-name="sans-serif" fo:font-size="9.5pt" style:font-size-asian="9.5pt"/>
    </style:style>
    <style:style style:name="P116" style:parent-style-name="Standard" style:family="paragraph">
      <style:text-properties style:font-name="sans-serif" fo:font-size="9.5pt" style:font-size-asian="9.5pt"/>
    </style:style>
    <style:style style:name="P117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118" style:parent-style-name="Standard" style:family="paragraph">
      <style:text-properties style:font-name="sans-serif" fo:font-size="9.5pt" style:font-size-asian="9.5pt"/>
    </style:style>
    <style:style style:name="T119" style:parent-style-name="Fuentedepárrafopredeter." style:family="text">
      <style:text-properties style:font-name="sans-serif" fo:font-size="9.5pt" style:font-size-asian="9.5pt" fo:background-color="#FFFF00"/>
    </style:style>
    <style:style style:name="P120" style:parent-style-name="Standard" style:family="paragraph">
      <style:text-properties style:font-name="sans-serif" fo:font-size="9.5pt" style:font-size-asian="9.5pt"/>
    </style:style>
    <style:style style:name="P121" style:parent-style-name="Standard" style:family="paragraph">
      <style:text-properties style:font-name="sans-serif" fo:font-size="9.5pt" style:font-size-asian="9.5pt"/>
    </style:style>
    <style:style style:name="P122" style:parent-style-name="Standard" style:family="paragraph">
      <style:text-properties style:font-name="sans-serif" fo:font-weight="bold" style:font-weight-asian="bold" style:font-weight-complex="bold" fo:font-size="9.5pt" style:font-size-asian="9.5pt"/>
    </style:style>
    <style:style style:name="P123" style:parent-style-name="Standard" style:family="paragraph">
      <style:text-properties style:font-name="sans-serif" fo:font-size="9.5pt" style:font-size-asian="9.5pt"/>
    </style:style>
    <style:style style:name="T124" style:parent-style-name="Fuentedepárrafopredeter." style:family="text">
      <style:text-properties style:font-name="sans-serif" fo:font-size="9.5pt" style:font-size-asian="9.5pt" fo:background-color="#FFFF00"/>
    </style:style>
    <style:style style:name="P125" style:parent-style-name="Standard" style:family="paragraph">
      <style:text-properties style:font-name="sans-serif" fo:font-size="9.5pt" style:font-size-asian="9.5pt"/>
    </style:style>
    <style:style style:name="P126" style:parent-style-name="Standard" style:family="paragraph">
      <style:text-properties style:font-name="sans-serif" fo:font-size="9.5pt" style:font-size-asian="9.5pt"/>
    </style:style>
    <style:style style:name="P127" style:parent-style-name="Standard" style:family="paragraph">
      <style:text-properties style:font-name="sans-serif" fo:font-size="9.5pt" style:font-size-asian="9.5pt"/>
    </style:style>
    <style:style style:name="T128" style:parent-style-name="Fuentedepárrafopredeter." style:family="text">
      <style:text-properties style:font-name="sans-serif" fo:font-weight="bold" style:font-weight-asian="bold" style:font-weight-complex="bold" fo:font-size="9.5pt" style:font-size-asian="9.5pt"/>
    </style:style>
    <style:style style:name="T129" style:parent-style-name="Fuentedepárrafopredeter." style:family="text">
      <style:text-properties style:font-name="sans-serif" fo:font-size="9.5pt" style:font-size-asian="9.5pt"/>
    </style:style>
    <style:style style:name="T130" style:parent-style-name="Fuentedepárrafopredeter." style:family="text">
      <style:text-properties style:font-name="sans-serif" fo:font-weight="bold" style:font-weight-asian="bold" style:font-weight-complex="bold" fo:font-size="9.5pt" style:font-size-asian="9.5pt"/>
    </style:style>
    <style:style style:name="P131" style:parent-style-name="Standard" style:family="paragraph">
      <style:text-properties style:font-name="sans-serif" fo:font-size="9.5pt" style:font-size-asian="9.5pt"/>
    </style:style>
    <style:style style:name="P132" style:parent-style-name="Standard" style:family="paragraph">
      <style:text-properties style:font-name="sans-serif" fo:font-size="9.5pt" style:font-size-asian="9.5pt"/>
    </style:style>
    <style:style style:name="T133" style:parent-style-name="Fuentedepárrafopredeter." style:family="text">
      <style:text-properties style:font-name="sans-serif" fo:font-size="9.5pt" style:font-size-asian="9.5pt" fo:background-color="#FFFF00"/>
    </style:style>
    <style:style style:name="T134" style:parent-style-name="Fuentedepárrafopredeter." style:family="text">
      <style:text-properties style:font-name="sans-serif" fo:font-size="9.5pt" style:font-size-asian="9.5pt"/>
    </style:style>
    <style:style style:name="T135" style:parent-style-name="Fuentedepárrafopredeter." style:family="text">
      <style:text-properties style:font-name="sans-serif" fo:font-size="9.5pt" style:font-size-asian="9.5pt"/>
    </style:style>
  </office:automatic-styles>
  <office:body>
    <office:text text:use-soft-page-breaks="true">
      <text:p text:style-name="P1">ASGBD 2º ASIR<text:tab/></text:p>
      <text:p text:style-name="Standard"/>
      <text:p text:style-name="P2">TEMA 0. REPASO GENERAL</text:p>
      <text:p text:style-name="Standard"/>
      <text:p text:style-name="P3">Empareja los siguientes conceptos (Registro, Campo Clave, Tipo de dato, Campo, dato,Tabla) con sus definiciones:</text:p>
      <text:list text:style-name="LFO1" text:continue-numbering="true">
        <text:list-item>
          <text:p text:style-name="P4"><text:span text:style-name="T5">Registro:<text:s/></text:span>Información estructurada en filas y columnas</text:p>
        </text:list-item>
        <text:list-item>
          <text:p text:style-name="P6"><text:span text:style-name="T7">Campo Clave:</text:span><text:s/>Columna (o<text:s/>columnas) que pueden identificar todo un registro</text:p>
        </text:list-item>
        <text:list-item>
          <text:p text:style-name="P8"><text:span text:style-name="T9">Campo:<text:s/></text:span>Porción mínima de información que guardamos en una celda de una tabla.</text:p>
        </text:list-item>
        <text:list-item>
          <text:p text:style-name="P10"><text:span text:style-name="T11">Tipo de dato:</text:span><text:s/>Interpretación que se hace de la información binaria, así como el tamaño (númerode ceros y unos que se pueden utilizar).</text:p>
        </text:list-item>
        <text:list-item>
          <text:p text:style-name="P12"><text:span text:style-name="T13">Dato:</text:span><text:s/>Columna de una tabla<text:tab/></text:p>
        </text:list-item>
        <text:list-item>
          <text:p text:style-name="P14"><text:span text:style-name="T15">Tabla:<text:s/></text:span>Fila de una tabla</text:p>
        </text:list-item>
      </text:list>
      <text:p text:style-name="Standard"/>
      <text:p text:style-name="P16">Consulta, Indice, Script, Informe, procedimiento, Vista</text:p>
      <text:list text:style-name="LFO2" text:continue-numbering="true">
        <text:list-item>
          <text:p text:style-name="P17"><text:span text:style-name="T18">Indice:</text:span><text:s/>Conjunto de instrucciones que realizan operaciones en la base de datos</text:p>
        </text:list-item>
        <text:list-item>
          <text:p text:style-name="P19"><text:span text:style-name="T20">Informe:<text:s/></text:span>Listado ordenado y formateado de información de la Base de Datos</text:p>
        </text:list-item>
        <text:list-item>
          <text:p text:style-name="P21"><text:span text:style-name="T22">Script:<text:s/></text:span>Script almacenado dentro de la Base de Datos</text:p>
        </text:list-item>
        <text:list-item>
          <text:p text:style-name="P23"><text:span text:style-name="T24">Vista:<text:s/></text:span>Tabla virtual que se basa en la información de una o más tablas</text:p>
        </text:list-item>
        <text:list-item>
          <text:p text:style-name="P25"><text:span text:style-name="T26">Procedimiento:<text:s/></text:span>Petición que se hace a la Base de Datos</text:p>
        </text:list-item>
        <text:list-item>
          <text:p text:style-name="P27"><text:span text:style-name="T28">Indice:<text:s/></text:span>Información transparente que se le añade a una tabla para<text:s/>acelerar las consultas</text:p>
        </text:list-item>
      </text:list>
      <text:p text:style-name="Standard"/>
      <text:p text:style-name="P29">TEMA 1. REVISIÓN DE CONCEPTOS DE BASES DE DATOS</text:p>
      <text:p text:style-name="Standard"/>
      <text:p text:style-name="P30">Indica VERDADERO o FALSO</text:p>
      <text:p text:style-name="Standard"/>
      <text:list text:style-name="LFO3" text:continue-numbering="true">
        <text:list-item>
          <text:p text:style-name="P31"><text:span text:style-name="T32">En un ordenador que actúa como servidor de BD, con dos RAID y tres discos duros y con un SGBD actual, no es necesario que los encargados de realizar los prog</text:span><text:span text:style-name="T33">ramas para consultar esta BD sepan en qué discos está.<text:s/></text:span><text:span text:style-name="T34">FALSO</text:span></text:p>
        </text:list-item>
        <text:list-item>
          <text:p text:style-name="P35"><text:span text:style-name="T36">El DDL es un lenguaje pensado para escribir programas de consulta y actualización de BD<text:s/></text:span><text:span text:style-name="T37">FALSO</text:span></text:p>
        </text:list-item>
        <text:list-item>
          <text:p text:style-name="P38"><text:span text:style-name="T39">Los SGBD no permiten la redundancia<text:s/></text:span><text:span text:style-name="T40">FALSO</text:span></text:p>
        </text:list-item>
        <text:list-item>
          <text:p text:style-name="P41"><text:span text:style-name="T42">El modelo ER es más conocido como modelo relacional<text:s/></text:span><text:span text:style-name="T43">FALSO</text:span></text:p>
        </text:list-item>
        <text:list-item>
          <text:p text:style-name="P44"><text:span text:style-name="T45">C</text:span><text:span text:style-name="T46">uando un programa quiere acceder a unos datos mediante un índice, lo debe decir al SGBD.<text:s/></text:span><text:span text:style-name="T47">FALSO</text:span></text:p>
        </text:list-item>
      </text:list>
      <text:p text:style-name="Standard"/>
      <text:p text:style-name="P48">1) La redundancia de datos consiste en que</text:p>
      <text:p text:style-name="P49">a) la ciudad de Alicante aparece en varios sitios a la vez</text:p>
      <text:p text:style-name="Standard"><text:span text:style-name="T50">b) el trabajador de DNI 21222333 aparece en varios<text:s/></text:span><text:span text:style-name="T51">sitios a la vez, junto con la información de que vive en la ciudad de Alicante y se llama Manolo</text:span></text:p>
      <text:p text:style-name="P52">c) Alicante está escrito como “Halicante”</text:p>
      <text:p text:style-name="P53"/>
      <text:p text:style-name="P54">2) La redundancia de datos provoca</text:p>
      <text:p text:style-name="Standard"><text:span text:style-name="T55">a) inconsistencia, ocupación de memoria no óptima y coste elevado de mantenimient</text:span><text:span text:style-name="T56">o</text:span></text:p>
      <text:p text:style-name="P57">b) programas repetidos y varias personas programando para la misma aplicación</text:p>
      <text:p text:style-name="P58">c) coste elevado de inversión, poca fiabilidad de los sistemas de prevención de desastres y datos de longitud variable.</text:p>
      <text:p text:style-name="P59"/>
      <text:p text:style-name="P60">3) La integridad de datos consiste en que</text:p>
      <text:p text:style-name="Standard"><text:span text:style-name="T61">a) Manolo viv</text:span><text:span text:style-name="T62">e en Alicante y no en “Halicante”</text:span></text:p>
      <text:p text:style-name="P63">b) los ficheros estén guardados bajo llave</text:p>
      <text:p text:style-name="P64">c) la ciudad de Alicante aparece en varios sitios a la vez</text:p>
      <text:p text:style-name="P65"/>
      <text:p text:style-name="P66">4) La seguridad de datos es que</text:p>
      <text:p text:style-name="P67">a) yo no tengo permiso para escribir en cierto fichero</text:p>
      <text:p text:style-name="P68">b) a un fichero se le hace<text:s/>una copia cada día</text:p>
      <text:p text:style-name="Standard"><text:span text:style-name="T69">c) las dos anteriores</text:span></text:p>
      <text:p text:style-name="P70"/>
      <text:p text:style-name="P71"/>
      <text:p text:style-name="P72"/>
      <text:p text:style-name="P73"/>
      <text:p text:style-name="P74">5) Un Sistema de Gestión de Bases de Datos viene a sustituir a un sistema de archivo convencional en que</text:p>
      <text:p text:style-name="P75">a) los ficheros se almacenan en forma de tablas</text:p>
      <text:p text:style-name="P76">b) todos los datos se almacenan dentro de un único fichero</text:p>
      <text:p text:style-name="Standard"><text:span text:style-name="T77">c) todos los datos se describen de forma centralizada</text:span></text:p>
      <text:p text:style-name="P78"/>
      <text:p text:style-name="P79">6) Los modelos de datos</text:p>
      <text:p text:style-name="P80">a) sólo son aplicables a las técnicas de bases de datos</text:p>
      <text:p text:style-name="P81">b) son los esquemas que traducen las fases de desarrollo de un sistema de información mecanizado (SIM): análisis, diseño<text:s/>e implementación<text:tab/></text:p>
      <text:p text:style-name="Standard"><text:span text:style-name="T82">c) son utilizados para representar los distintos esquemas posibles de base de datos</text:span></text:p>
      <text:p text:style-name="P83"/>
      <text:p text:style-name="P84">7) Un esquema es</text:p>
      <text:p text:style-name="P85">a) un modelo de datos</text:p>
      <text:p text:style-name="Standard"><text:span text:style-name="T86">b) una representación de un sistema según un cierto modelo de datos</text:span></text:p>
      <text:p text:style-name="P87">c) una herramienta de representación de un sistema según un cierto modelo de datos</text:p>
      <text:p text:style-name="P88"/>
      <text:p text:style-name="P89">8) Los mecanismos de abstracción</text:p>
      <text:p text:style-name="P90">a) son tipos de modelos de datos</text:p>
      <text:p text:style-name="P91">b) son herramientas de los sistemas de gestión de bases de datos</text:p>
      <text:p text:style-name="Standard"><text:span text:style-name="T92">c) son mecanismos de representación generales, no exclusivos de ningún modelo de<text:s/></text:span><text:span text:style-name="T93">datos</text:span></text:p>
      <text:p text:style-name="P94"/>
      <text:p text:style-name="P95">9) Las restricciones semánticas son</text:p>
      <text:p text:style-name="P96">a) la clasificación, agregación y generalización</text:p>
      <text:p text:style-name="P97">b) el significado oculto tras el nombre de un objeto clasificado</text:p>
      <text:p text:style-name="Standard"><text:span text:style-name="T98">c) propiedades adicionales a imponer a las clases de objeto diseñadas según los<text:s/></text:span><text:span text:style-name="T99">mecanismos de abstracción.</text:span></text:p>
      <text:p text:style-name="P100"/>
      <text:p text:style-name="P101">10) Si mi lenguaje de manipulación de datos me obliga a decir cosas como “dime el nombre y los apellidos de los clientes que van a Ibiza en barco”, este lenguaje es</text:p>
      <text:p text:style-name="P102">a) navegacional</text:p>
      <text:p text:style-name="P103">b) de especificación</text:p>
      <text:p text:style-name="Standard"><text:span text:style-name="T104">c) de objetos</text:span></text:p>
      <text:p text:style-name="P105"/>
      <text:p text:style-name="P106">11) Las propiedades estáticas de un sistema de información</text:p>
      <text:p text:style-name="P107">a) definen los datos que nunca cambian su valor</text:p>
      <text:p text:style-name="Standard"><text:span text:style-name="T108">b) definen los valores que puede contener un sistema y sus dependencias</text:span></text:p>
      <text:p text:style-name="P109">c) es el mecanismo que establece qué valores son válidos y cuáles no</text:p>
      <text:p text:style-name="P110"/>
      <text:p text:style-name="P111">12) Al hablar de bases de datos:</text:p>
      <text:p text:style-name="Standard"><text:span text:style-name="T112">a) las operaciones que sí provocan la transición de un estado de la base de datos a otro varían la estructura de la base de datos.</text:span><text:span text:style-name="T113"><text:tab/></text:span></text:p>
      <text:p text:style-name="P114">b) algunas operaciones no provocarán un cambio en el estado de la base de datos aunque siempre, con cualquier<text:s/>operador se producirá un cambio de ocurrencia.</text:p>
      <text:p text:style-name="P115">c) dado un esquema de base de datos existen muchas ocurrencias de base de datos, y éstas obedecen a un conjunto de restricciones de integridad.</text:p>
      <text:p text:style-name="P116"/>
      <text:p text:style-name="P117">13) Los objetivos de un Sistema de Gestión de Bases de Datos son:</text:p>
      <text:p text:style-name="P118">a) la construcción del esquema conceptual, del lógico, de los externos y del interno de una base de datos.</text:p>
      <text:p text:style-name="Standard"><text:span text:style-name="T119">b) la independencia, integridad y seguridad de los datos.</text:span></text:p>
      <text:p text:style-name="P120">c) la independencia lógica de los datos, pero no su independencia física.</text:p>
      <text:p text:style-name="P121"/>
      <text:p text:style-name="P122">14. La definición de una base de datos expresada en términos del modelo de datos en que se basa el SGBD que se va a utilizar sin entrar en detalles de su representación física se corresponde con el:</text:p>
      <text:p text:style-name="P123">a) Esquema conceptual.</text:p>
      <text:p text:style-name="Standard"><text:span text:style-name="T124">b) Esquema lógico.</text:span></text:p>
      <text:p text:style-name="P125">c) Esquema interno.</text:p>
      <text:p text:style-name="P126">d)<text:s/>Esquema externo.</text:p>
      <text:p text:style-name="P127"/>
      <text:p text:style-name="Standard"><text:span text:style-name="T128">15.</text:span><text:span text:style-name="T129"><text:s/></text:span><text:span text:style-name="T130">El esquema lógico de una base de datos se define:</text:span></text:p>
      <text:p text:style-name="P131">a) En función del contenido, el equipo físico, el equipo lógico y los usuarios del sistema de información.</text:p>
      <text:p text:style-name="P132">b) En función de los contenidos del sistema de información,<text:s/>dependiente de la perspectiva que cada uno de los usuarios tiene de ellos.</text:p>
      <text:p text:style-name="Standard"><text:span text:style-name="T133">c) En función de los contenidos del sistema de información, independiente de la perspectiva que cada uno de los usuarios tiene de ellos.</text:span></text:p>
      <text:p text:style-name="Standard"><text:span text:style-name="T134">d) En función de la visión particular que ca</text:span><text:span text:style-name="T135">da usuario o aplicación tiene del sistema de informació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sans-serif" svg:font-family="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fo:language="es" fo:country="E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 Berenguer</dc:creator>
    <meta:creation-date>2020-09-27T08:17:00Z</meta:creation-date>
    <dc:date>2021-09-28T19:08:00Z</dc:date>
    <meta:template xlink:href="Normal.dotm" xlink:type="simple"/>
    <meta:editing-cycles>15</meta:editing-cycles>
    <meta:editing-duration>PT2760S</meta:editing-duration>
    <meta:document-statistic meta:page-count="2" meta:paragraph-count="11" meta:word-count="902" meta:character-count="5855" meta:row-count="41" meta:non-whitespace-character-count="4964"/>
  </office:meta>
</office:document-meta>
</file>